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weight="normal"/>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9081885-7fff-e2f2-f5f8-c71925cbb284"/><text:span text:style-name="T1">Project Topic: </text:span><text:span text:style-name="T2">Securing ROS</text:span></text:p>
      <text:p text:style-name="P1"><text:span text:style-name="T1">Project Members:  </text:span><text:span text:style-name="T2">Vincent Viego</text:span></text:p>
      <text:p text:style-name="P1"><text:span text:style-name="T1">Staff Lead: </text:span><text:span text:style-name="T2">Brian</text:span></text:p>
      <text:p text:style-name="P2">Comments on Scope:</text:p>
      <text:list xml:id="list835638524" text:style-name="L1">
        <text:list-item>
          <text:p text:style-name="P3">I think the scoping is done really well! The initial push seems doable and sizable. I also think the stretch goal may be a bit of a stretch in a semester but is a really cool thing to aim for. Even if it is a version 0.5 that says yah maybe you can do it!</text:p>
        </text:list-item>
        <text:list-item>
          <text:p text:style-name="P3">I would recommend to not worry about MAVBench at the start. Are there more simple examples that are off the shelf that you can take and do your tests?</text:p>
        </text:list-item>
      </text:list>
      <text:p text:style-name="P2">Comments on Motivation:</text:p>
      <text:list xml:id="list857880811" text:style-name="L2">
        <text:list-item>
          <text:p text:style-name="P4">The motivation is clear but/and for your final report it would be good to have a section on why security is so important and a bunch of citations on how these kinds of attacks can be done and can be devastating. Would be super cool if you can show that MAVBench will cause the drone to crash or something like that!</text:p>
        </text:list-item>
        <text:list-item>
          <text:p text:style-name="P4">You’ll also want to motivate why ROS is so important and why you believe there will be attacks on systems running ROS in the future.</text:p>
        </text:list-item>
        <text:list-item>
          <text:p text:style-name="P4">You are also going to want to motivate why your particular test attack vector is reasonable and the right one to start with.</text:p>
        </text:list-item>
      </text:list>
      <text:p text:style-name="P2">Comments on Algorithms and Systems Coverage:</text:p>
      <text:list xml:id="list3410102780" text:style-name="L3">
        <text:list-item>
          <text:p text:style-name="P5">If you could get to run MavBench w/ and w/o the security protocol that would be a fantastic really defendable proof point of the real world systems issues (or lack there of) of securing ROS. Regardless characterizing the systems performance for added security to robotics algorithm message passing is fully aligned with the course.</text:p>
        </text:list-item>
        <text:list-item>
          <text:p text:style-name="P5">It would be really interesting regardless if you could benchmark the performance overhead for your secure protocol on more than one kind of computer. You may find that certain processors or number of processors can handle it better and there may be some interesting insights there. (But this is definitely an extension if you have time).</text:p>
        </text:list-item>
      </text:list>
      <text:p text:style-name="P2">Other Comments:</text:p>
      <text:list xml:id="list805147560" text:style-name="L4">
        <text:list-item>
          <text:p text:style-name="P6">Not clear where you plan to add the hooks for securing the system. Is it within ROS or is there other way to encapsulate the communication between the nodes? </text:p>
        </text:list-item>
        <text:list-item>
          <text:p text:style-name="P6">I would strongly suggest you make sure you take a look at the SecureROs packages and make sure you are building on that work and not simply re-implementing i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01:23:17.762799063</meta:creation-date>
    <dc:date>2019-10-26T01:23:33.100692551</dc:date>
    <meta:editing-duration>PT16S</meta:editing-duration>
    <meta:editing-cycles>1</meta:editing-cycles>
    <meta:document-statistic meta:table-count="0" meta:image-count="0" meta:object-count="0" meta:page-count="1" meta:paragraph-count="16" meta:word-count="395" meta:character-count="2145" meta:non-whitespace-character-count="1773"/>
    <meta:generator>LibreOffice/6.0.7.3$Linux_X86_64 LibreOffice_project/00m0$Build-3</meta:generator>
  </office:meta>
</office:document-meta>
</file>